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</style:style>
    <style:style style:name="gr2" style:family="graphic" style:parent-style-name="standard">
      <style:graphic-properties svg:stroke-width="0.1cm" svg:stroke-color="#3465a4" draw:marker-start-width="0.5cm" draw:marker-end-width="0.5cm" draw:fill="none" draw:fill-color="#ffffff" draw:textarea-horizontal-align="justify" draw:textarea-vertical-align="middle" draw:auto-grow-height="false" fo:min-height="4.865cm" fo:min-width="5.571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ed1c24" draw:marker-start-width="0.5cm" draw:marker-end-width="0.5cm" draw:fill="none" draw:fill-color="#ffffff" draw:textarea-horizontal-align="justify" draw:textarea-vertical-align="middle" draw:auto-grow-height="false" fo:min-height="4.769cm" fo:min-width="5.694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a65d" draw:marker-start-width="0.5cm" draw:marker-end-width="0.5cm" draw:fill="none" draw:fill-color="#ffffff" draw:textarea-horizontal-align="justify" draw:textarea-vertical-align="middle" draw:auto-grow-height="false" fo:min-height="5.034cm" fo:min-width="4.634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.575cm"/>
    </style:style>
    <style:style style:name="gr6" style:family="graphic" style:parent-style-name="standard">
      <style:graphic-properties draw:stroke="none" svg:stroke-color="#000000" draw:fill="none" draw:fill-color="#ffffff" fo:min-height="3.87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color="#ed1c24" fo:font-size="20pt" fo:font-weight="bold"/>
    </style:style>
    <style:style style:name="P5" style:family="paragraph">
      <loext:graphic-properties draw:fill="none" draw:fill-color="#ffffff"/>
      <style:text-properties fo:color="#3465a4" fo:font-size="20pt" fo:font-weight="bold"/>
    </style:style>
    <style:style style:name="P6" style:family="paragraph">
      <loext:graphic-properties draw:fill="none" draw:fill-color="#ffffff"/>
      <style:text-properties fo:color="#00a65d" fo:font-size="20pt" fo:font-weight="bold"/>
    </style:style>
    <style:style style:name="T1" style:family="text">
      <style:text-properties fo:color="#ed1c24" fo:font-size="20pt" fo:font-weight="bold"/>
    </style:style>
    <style:style style:name="T2" style:family="text">
      <style:text-properties fo:font-variant="normal" fo:text-transform="none" fo:color="#ed1c24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3465a4" fo:font-size="20pt" fo:font-weight="bold"/>
    </style:style>
    <style:style style:name="T4" style:family="text">
      <style:text-properties fo:color="#00a65d" fo:font-size="20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3.125cm" svg:height="0.962cm" svg:x="2.375cm" svg:y="5.275cm">
            <draw:text-box>
              <text:p>service</text:p>
            </draw:text-box>
          </draw:frame>
          <draw:frame draw:style-name="gr1" draw:text-style-name="P1" draw:layer="layout" svg:width="2.275cm" svg:height="0.962cm" svg:x="3cm" svg:y="6.563cm">
            <draw:text-box>
              <text:p>event</text:p>
            </draw:text-box>
          </draw:frame>
          <draw:frame draw:style-name="gr1" draw:text-style-name="P1" draw:layer="layout" svg:width="1.625cm" svg:height="0.962cm" svg:x="2.625cm" svg:y="2.063cm">
            <draw:text-box>
              <text:p>util</text:p>
            </draw:text-box>
          </draw:frame>
          <draw:frame draw:style-name="gr1" draw:text-style-name="P1" draw:layer="layout" svg:width="3.875cm" svg:height="0.962cm" svg:x="5.75cm" svg:y="2.9cm">
            <draw:text-box>
              <text:p>selection</text:p>
            </draw:text-box>
          </draw:frame>
          <draw:frame draw:style-name="gr1" draw:text-style-name="P1" draw:layer="layout" svg:width="3.125cm" svg:height="0.962cm" svg:x="3.5cm" svg:y="9.563cm">
            <draw:text-box>
              <text:p>plugin</text:p>
            </draw:text-box>
          </draw:frame>
          <draw:frame draw:style-name="gr1" draw:text-style-name="P1" draw:layer="layout" svg:width="3.125cm" svg:height="0.962cm" svg:x="7cm" svg:y="7.813cm">
            <draw:text-box>
              <text:p>message</text:p>
            </draw:text-box>
          </draw:frame>
          <draw:frame draw:style-name="gr1" draw:text-style-name="P1" draw:layer="layout" svg:width="3.375cm" svg:height="0.962cm" svg:x="9cm" svg:y="4.663cm">
            <draw:text-box>
              <text:p>command</text:p>
            </draw:text-box>
          </draw:frame>
          <draw:custom-shape draw:style-name="gr2" draw:text-style-name="P2" draw:layer="layout" svg:width="8.725cm" svg:height="7.375cm" svg:x="0.4cm" svg:y="1.0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8.9cm" svg:height="7.237cm" svg:x="1.25cm" svg:y="4.1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7.4cm" svg:height="7.612cm" svg:x="4.975cm" svg:y="1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4.5cm" svg:height="1.825cm" svg:x="10.125cm" svg:y="9.425cm">
            <draw:text-box>
              <text:p text:style-name="P3"><text:span text:style-name="T1">Core </text:span><text:span text:style-name="T2">API </text:span><text:span text:style-name="T1"><text:s/>–</text:span></text:p>
              <text:p text:style-name="P3"><text:span text:style-name="T1">for plugin </text:span></text:p>
            </draw:text-box>
          </draw:frame>
          <draw:frame draw:style-name="gr5" draw:text-style-name="P5" draw:layer="layout" svg:width="15.128cm" svg:height="1.825cm" svg:x="-0.003cm" svg:y="0cm">
            <draw:text-box>
              <text:p><text:span text:style-name="T3">Core API – for generic application</text:span></text:p>
            </draw:text-box>
          </draw:frame>
          <draw:frame draw:style-name="gr6" draw:text-style-name="P6" draw:layer="layout" svg:width="5.75cm" svg:height="4.125cm" svg:x="9.875cm" svg:y="1.375cm">
            <draw:text-box>
              <text:p text:style-name="P3"><text:span text:style-name="T4">Core API – for</text:span></text:p>
              <text:p text:style-name="P3"><text:span text:style-name="T4">smart card solution</text:span></text:p>
              <text:p text:style-name="P3"><text:span text:style-name="T4">library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6T22:31:26.281000000</meta:creation-date>
    <dc:date>2020-12-18T12:41:44.059000000</dc:date>
    <meta:editing-duration>PT25M58S</meta:editing-duration>
    <meta:editing-cycles>11</meta:editing-cycles>
    <meta:generator>LibreOffice/6.0.6.2$Windows_X86_64 LibreOffice_project/0c292870b25a325b5ed35f6b45599d2ea4458e77</meta:generator>
    <meta:document-statistic meta:object-count="14"/>
  </office:meta>
</office:document-meta>
</file>